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1b8e" officeooo:paragraph-rsid="00081b8e"/>
    </style:style>
    <style:style style:name="P2" style:family="paragraph" style:parent-style-name="Standard">
      <style:text-properties officeooo:rsid="00081b8e" officeooo:paragraph-rsid="0012ad84"/>
    </style:style>
    <style:style style:name="P3" style:family="paragraph" style:parent-style-name="Standard">
      <style:text-properties officeooo:rsid="00081b8e" officeooo:paragraph-rsid="001133ed"/>
    </style:style>
    <style:style style:name="P4" style:family="paragraph" style:parent-style-name="Standard">
      <style:text-properties fo:font-weight="bold" officeooo:rsid="000b653e" officeooo:paragraph-rsid="000b653e" style:font-weight-asian="bold" style:font-weight-complex="bold"/>
    </style:style>
    <style:style style:name="P5" style:family="paragraph" style:parent-style-name="Standard">
      <style:text-properties fo:font-weight="bold" officeooo:rsid="0012ad84" officeooo:paragraph-rsid="0012ad84" style:font-weight-asian="bold" style:font-weight-complex="bold"/>
    </style:style>
    <style:style style:name="P6" style:family="paragraph" style:parent-style-name="Standard">
      <style:text-properties fo:font-weight="normal" officeooo:rsid="000b653e" officeooo:paragraph-rsid="000b653e" style:font-weight-asian="normal" style:font-weight-complex="normal"/>
    </style:style>
    <style:style style:name="P7" style:family="paragraph" style:parent-style-name="Standard">
      <style:text-properties fo:font-weight="normal" officeooo:rsid="000e5bb5" officeooo:paragraph-rsid="000e5bb5" style:font-weight-asian="normal" style:font-weight-complex="normal"/>
    </style:style>
    <style:style style:name="P8" style:family="paragraph" style:parent-style-name="Standard">
      <style:text-properties fo:font-weight="normal" officeooo:rsid="00081b8e" officeooo:paragraph-rsid="00081b8e" style:font-weight-asian="normal" style:font-weight-complex="normal"/>
    </style:style>
    <style:style style:name="P9" style:family="paragraph" style:parent-style-name="Standard">
      <style:text-properties fo:font-weight="normal" officeooo:rsid="0016dc88" officeooo:paragraph-rsid="0016dc88" style:font-weight-asian="normal" style:font-weight-complex="normal"/>
    </style:style>
    <style:style style:name="P10" style:family="paragraph" style:parent-style-name="Standard">
      <style:text-properties fo:font-weight="normal" officeooo:rsid="0019d6d2" officeooo:paragraph-rsid="0019d6d2" style:font-weight-asian="normal" style:font-weight-complex="normal"/>
    </style:style>
    <style:style style:name="P11" style:family="paragraph" style:parent-style-name="Standard">
      <style:text-properties fo:font-weight="normal" officeooo:rsid="001a8237" officeooo:paragraph-rsid="001a8237" style:font-weight-asian="normal" style:font-weight-complex="normal"/>
    </style:style>
    <style:style style:name="P12" style:family="paragraph" style:parent-style-name="Standard">
      <style:text-properties fo:font-weight="normal" officeooo:rsid="001b82a6" officeooo:paragraph-rsid="001b82a6" style:font-weight-asian="normal" style:font-weight-complex="normal"/>
    </style:style>
    <style:style style:name="P13" style:family="paragraph" style:parent-style-name="Standard">
      <style:text-properties fo:font-weight="normal" officeooo:rsid="001d0000" officeooo:paragraph-rsid="001d0000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officeooo:rsid="000b653e" officeooo:paragraph-rsid="000b653e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0b653e" officeooo:paragraph-rsid="000b653e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1133ed" officeooo:paragraph-rsid="001133ed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paragraph-rsid="001133ed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12ad84" officeooo:paragraph-rsid="0012ad84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0145650" officeooo:paragraph-rsid="00145650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officeooo:rsid="0012ad84" officeooo:paragraph-rsid="0012ad84"/>
    </style:style>
    <style:style style:name="P21" style:family="paragraph" style:parent-style-name="Standard">
      <style:text-properties style:text-underline-style="solid" style:text-underline-width="auto" style:text-underline-color="font-color" officeooo:rsid="00145650" officeooo:paragraph-rsid="00145650"/>
    </style:style>
    <style:style style:name="P22" style:family="paragraph" style:parent-style-name="Standard">
      <style:text-properties officeooo:rsid="000ef99f" officeooo:paragraph-rsid="000ef99f"/>
    </style:style>
    <style:style style:name="P23" style:family="paragraph" style:parent-style-name="Standard">
      <style:paragraph-properties fo:text-align="center" style:justify-single-word="false"/>
      <style:text-properties officeooo:rsid="000ef99f" officeooo:paragraph-rsid="000ef99f"/>
    </style:style>
    <style:style style:name="P2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ad84"/>
    </style:style>
    <style:style style:name="T3" style:family="text">
      <style:text-properties officeooo:rsid="001133e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Nav Bar:</text:p>
      <text:p text:style-name="P22">Website Name (logo)</text:p>
      <text:p text:style-name="Standard"/>
      <text:p text:style-name="P4">Home</text:p>
      <text:p text:style-name="P5"/>
      <text:p text:style-name="P5">Writeups</text:p>
      <text:p text:style-name="P16">Pentest Writeups</text:p>
      <text:p text:style-name="P17"><text:span text:style-name="T3">Malware </text:span><text:span text:style-name="T2">Reports</text:span></text:p>
      <text:p text:style-name="P3"/>
      <text:p text:style-name="P5">Articles</text:p>
      <text:p text:style-name="P20"><office:annotation office:name="__Annotation__435_3457202790" loext:resolved="false"><dc:creator>Unknown Author</dc:creator><dc:date>2021-12-04T16:54:37.459000000</dc:date><text:p text:style-name="P24"><text:span text:style-name="T4">Ethical Hacking</text:span></text:p><text:p text:style-name="P24"><text:span text:style-name="T4">Programming</text:span></text:p><text:p text:style-name="P24"><text:span text:style-name="T4">Writing</text:span></text:p></office:annotation>Best Practices<office:annotation-end office:name="__Annotation__435_3457202790"/></text:p>
      <text:p text:style-name="P21"><office:annotation office:name="__Annotation__442_3457202790" loext:resolved="false"><dc:creator>Unknown Author</dc:creator><dc:date>2021-12-04T16:56:35.332000000</dc:date><text:p text:style-name="P24"><text:span text:style-name="T4">Page logo inspired by the YMCA logo</text:span></text:p><text:p text:style-name="P24"><text:span text:style-name="T4">Why do we do certain things</text:span></text:p><text:p text:style-name="P24"><text:span text:style-name="T4"/></text:p></office:annotation>The Big Why<office:annotation-end office:name="__Annotation__442_3457202790"/></text:p>
      <text:p text:style-name="P21">Advanced Concepts</text:p>
      <text:p text:style-name="P2"/>
      <text:p text:style-name="P5">Blog</text:p>
      <text:p text:style-name="P18">Book Reports</text:p>
      <text:p text:style-name="P19">Program Reviews</text:p>
      <text:p text:style-name="P18"/>
      <text:p text:style-name="P5">Tutorials</text:p>
      <text:p text:style-name="P5"/>
      <text:p text:style-name="P5"><office:annotation office:name="__Annotation__434_3457202790" loext:resolved="false"><dc:creator>Unknown Author</dc:creator><dc:date>2021-12-04T16:51:35.230000000</dc:date><text:p><text:span text:style-name="T4">Gotta go fast! / Gotta jet!</text:span></text:p><text:p><text:span text:style-name="T4">Got a need for speed?</text:span></text:p><text:p><text:span text:style-name="T4">Need for speed!</text:span></text:p><text:p><text:span text:style-name="T4"/></text:p><text:p><text:span text:style-name="T4">Choose your platform!</text:span></text:p><text:p><text:span text:style-name="T4">Choose your player!</text:span></text:p><text:p><text:span text:style-name="T4"/></text:p><text:p><text:span text:style-name="T4">animated:</text:span></text:p><text:p><text:span text:style-name="T4">Bouncing Penguin</text:span></text:p><text:p><text:span text:style-name="T4">Waving Flag</text:span></text:p><text:p><text:span text:style-name="T4">Rotting Apple</text:span></text:p><text:p><text:span text:style-name="T4">Miscellanious programs</text:span></text:p><text:p><text:span text:style-name="T4"/></text:p><text:p><text:span text:style-name="T4">Sections for keybinds and efficiency</text:span></text:p></office:annotation>Platform Ergonomics<office:annotation-end office:name="__Annotation__434_3457202790"/></text:p>
      <text:p text:style-name="P5"/>
      <text:p text:style-name="P4">External</text:p>
      <text:p text:style-name="P15">Educational Resources</text:p>
      <text:p text:style-name="P14">Practice Tools</text:p>
      <text:p text:style-name="P21">Affiliate</text:p>
      <text:p text:style-name="P1"><text:line-break/><text:span text:style-name="T1">About</text:span></text:p>
      <text:p text:style-name="P8"/>
      <text:p text:style-name="P4">Contact</text:p>
      <text:p text:style-name="P6"/>
      <text:p text:style-name="P6"/>
      <text:p text:style-name="P6"/>
      <text:p text:style-name="P6"/>
      <text:p text:style-name="P6"/>
      <text:p text:style-name="P6"/>
      <text:p text:style-name="P7">Primary Subfiles:</text:p>
      <text:p text:style-name="P7">index.html</text:p>
      <text:p text:style-name="P7">main.css</text:p>
      <text:p text:style-name="P7">main.js</text:p>
      <text:p text:style-name="P7">nav1.html</text:p>
      <text:p text:style-name="P7">nav2.html</text:p>
      <text:p text:style-name="P7"/>
      <text:p text:style-name="P7"/>
      <text:p text:style-name="P9">Scrolling content</text:p>
      <text:p text:style-name="P9">blue background, white content page, darkmode option</text:p>
      <text:p text:style-name="P9"/>
      <text:p text:style-name="P9"/>
      <text:p text:style-name="P10">*Switch between different website layouts / styles with a dropdown menu</text:p>
      <text:p text:style-name="P10"><text:soft-page-break/></text:p>
      <text:p text:style-name="P10"/>
      <text:p text:style-name="P10"/>
      <text:p text:style-name="P11">embedding the navbars</text:p>
      <text:p text:style-name="P11">import html file with templates by ID/Class?</text:p>
      <text:p text:style-name="P11">Use javascript to embed templates</text:p>
      <text:p text:style-name="P11">no need to bother with nasty stuff</text:p>
      <text:p text:style-name="P11"/>
      <text:p text:style-name="P11">iframe</text:p>
      <text:p text:style-name="P11">javascript</text:p>
      <text:p text:style-name="P12">pass contentinfo</text:p>
      <text:p text:style-name="P11"/>
      <text:p text:style-name="P11">object</text:p>
      <text:p text:style-name="P12">javascript</text:p>
      <text:p text:style-name="P12">pass contentinfo</text:p>
      <text:p text:style-name="P11"/>
      <text:p text:style-name="P12">could use reactjs to solve the problem</text:p>
      <text:p text:style-name="P12"/>
      <text:p text:style-name="P13">On Blog pages, tutorial pages, etc, condense information and shorten page length by collapsing each section of content into a single bar with the title name to reduce page length and make it easier to find / look at information they want / need to see</text:p>
      <text:p text:style-name="P13">Collapsible nav / search bar on the top left of the webpage that floats with the user to let you ‘go-to (_content_)’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7T15:17:12.883000000</meta:creation-date>
    <dc:date>2022-03-02T09:29:09.581000000</dc:date>
    <meta:editing-duration>P34DT18H46M41S</meta:editing-duration>
    <meta:editing-cycles>11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43" meta:word-count="167" meta:character-count="1046" meta:non-whitespace-character-count="921"/>
  </office:meta>
</office:document-meta>
</file>